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4472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6618in"/>
    </style:style>
    <style:style style:name="co17" style:family="table-column">
      <style:table-column-properties fo:break-before="auto" style:column-width="2.0472in"/>
    </style:style>
    <style:style style:name="co18" style:family="table-column">
      <style:table-column-properties fo:break-before="auto" style:column-width="1.3201in"/>
    </style:style>
    <style:style style:name="co19" style:family="table-column">
      <style:table-column-properties fo:break-before="auto" style:column-width="0.8902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372in"/>
    </style:style>
    <style:style style:name="co2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11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12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5" table:default-cell-style-name="ce2"/>
        <table:table-column table:style-name="co6" table:default-cell-style-name="ce15"/>
        <table:table-column table:style-name="co7" table:default-cell-style-name="ce15"/>
        <table:table-column table:style-name="co8" table:default-cell-style-name="ce20"/>
        <table:table-column table:style-name="co9" table:default-cell-style-name="ce15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PKGPIN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USED</text:p>
          </table:table-cell>
          <table:table-cell table:style-name="ce13" office:value-type="string" calcext:value-type="string">
            <text:p>ALT FUNCTION</text:p>
          </table:table-cell>
          <table:table-cell table:style-name="ce13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5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5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-" calcext:value-type="string">
            <text:p>-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SDMMC2_CMD" calcext:value-type="string">
            <text:p>SDMMC2_CMD</text:p>
          </table:table-cell>
          <table:table-cell office:value-type="string" calcext:value-type="string">
            <text:p>sdmmc_int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-" calcext:value-type="string">
            <text:p>-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-" calcext:value-type="string">
            <text:p>-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-" calcext:value-type="string">
            <text:p>-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o" calcext:value-type="string">
            <text:p>o</text:p>
          </table:table-cell>
          <table:table-cell table:formula="of:=IF(ISERROR(VLOOKUP([.$A18];PkgPin_To_FunctionAssign;2;0));NoPkgPinText;VLOOKUP([.$A18];PkgPin_To_FunctionAssign;2;0))" office:value-type="string" office:string-value="SDMMC2_D2" calcext:value-type="string">
            <text:p>SDMMC2_D2</text:p>
          </table:table-cell>
          <table:table-cell office:value-type="string" calcext:value-type="string">
            <text:p>sdmmc_int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FMC_NCE" calcext:value-type="string">
            <text:p>FMC_NCE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-" calcext:value-type="string">
            <text:p>-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-" calcext:value-type="string">
            <text:p>-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-" calcext:value-type="string">
            <text:p>-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o" calcext:value-type="string">
            <text:p>o</text:p>
          </table:table-cell>
          <table:table-cell table:formula="of:=IF(ISERROR(VLOOKUP([.$A30];PkgPin_To_FunctionAssign;2;0));NoPkgPinText;VLOOKUP([.$A30];PkgPin_To_FunctionAssign;2;0))" office:value-type="string" office:string-value="SDMMC2_D3" calcext:value-type="string">
            <text:p>SDMMC2_D3</text:p>
          </table:table-cell>
          <table:table-cell office:value-type="string" calcext:value-type="string">
            <text:p>sdmmc_int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o" calcext:value-type="string">
            <text:p>o</text:p>
          </table:table-cell>
          <table:table-cell table:formula="of:=IF(ISERROR(VLOOKUP([.$A31];PkgPin_To_FunctionAssign;2;0));NoPkgPinText;VLOOKUP([.$A31];PkgPin_To_FunctionAssign;2;0))" office:value-type="string" office:string-value="SDMMC2_CK" calcext:value-type="string">
            <text:p>SDMMC2_CK</text:p>
          </table:table-cell>
          <table:table-cell office:value-type="string" calcext:value-type="string">
            <text:p>sdmmc_int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-" calcext:value-type="string">
            <text:p>-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_ext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_ext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FMC_NWAIT" calcext:value-type="string">
            <text:p>FMC_NWAI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_ext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-" calcext:value-type="string">
            <text:p>-</text:p>
          </table:table-cell>
          <table:table-cell table:formula="of:=IF(ISERROR(VLOOKUP([.$A49];PkgPin_To_FunctionAssign;2;0));NoPkgPinText;VLOOKUP([.$A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-" calcext:value-type="string">
            <text:p>-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_ext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-" calcext:value-type="string">
            <text:p>-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-" calcext:value-type="string">
            <text:p>-</text:p>
          </table:table-cell>
          <table:table-cell table:formula="of:=IF(ISERROR(VLOOKUP([.$A78];PkgPin_To_FunctionAssign;2;0));NoPkgPinText;VLOOKUP([.$A7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-" calcext:value-type="string">
            <text:p>-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_ext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_ext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SDMMC2_D0" calcext:value-type="string">
            <text:p>SDMMC2_D0</text:p>
          </table:table-cell>
          <table:table-cell office:value-type="string" calcext:value-type="string">
            <text:p>sdmmc_int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-" calcext:value-type="string">
            <text:p>-</text:p>
          </table:table-cell>
          <table:table-cell table:formula="of:=IF(ISERROR(VLOOKUP([.$A95];PkgPin_To_FunctionAssign;2;0));NoPkgPinText;VLOOKUP([.$A9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-" calcext:value-type="string">
            <text:p>-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-" calcext:value-type="string">
            <text:p>-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-" calcext:value-type="string">
            <text:p>-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-" calcext:value-type="string">
            <text:p>-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-" calcext:value-type="string">
            <text:p>-</text:p>
          </table:table-cell>
          <table:table-cell table:formula="of:=IF(ISERROR(VLOOKUP([.$A107];PkgPin_To_FunctionAssign;2;0));NoPkgPinText;VLOOKUP([.$A10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-" calcext:value-type="string">
            <text:p>-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SDMMC2_D1" calcext:value-type="string">
            <text:p>SDMMC2_D1</text:p>
          </table:table-cell>
          <table:table-cell office:value-type="string" calcext:value-type="string">
            <text:p>sdmmc_int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-" calcext:value-type="string">
            <text:p>-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-" calcext:value-type="string">
            <text:p>-</text:p>
          </table:table-cell>
          <table:table-cell table:formula="of:=IF(ISERROR(VLOOKUP([.$A120];PkgPin_To_FunctionAssign;2;0));NoPkgPinText;VLOOKUP([.$A12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-" calcext:value-type="string">
            <text:p>-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-" calcext:value-type="string">
            <text:p>-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FMC_A19" calcext:value-type="string">
            <text:p>FMC_A19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qs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-" calcext:value-type="string">
            <text:p>-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-" calcext:value-type="string">
            <text:p>-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-" calcext:value-type="string">
            <text:p>-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TOTAL PINS USED</text:p>
          </table:table-cell>
          <table:table-cell table:style-name="ce13" table:formula="of:=COUNTIF([.$C2:.$C145];&quot;=o&quot;)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TOTAL PINS FREE</text:p>
          </table:table-cell>
          <table:table-cell table:style-name="ce13" table:formula="of:=144 - COUNTIF([.$C2:.$C145];&quot;=o&quot;)" office:value-type="float" office:value="29" calcext:value-type="float">
            <text:p>29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2"/>
        <table:table-column table:style-name="co12" table:default-cell-style-name="Default"/>
        <table:table-column table:style-name="co13" table:default-cell-style-name="ce15"/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row table:style-name="ro1">
          <table:table-cell table:style-name="ce13" office:value-type="string" calcext:value-type="string">
            <text:p>PKGPI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IN NAME</text:p>
          </table:table-cell>
          <table:table-cell table:style-name="ce18"/>
          <table:table-cell table:number-columns-repeated="10"/>
        </table:table-row>
        <table:table-row table:style-name="ro1">
          <table:table-cell table:formula="of:=IF(ISERROR(VLOOKUP([.$C2];PinName_To_PkgPin;2;0));NoPkgPinText;VLOOKUP([.$C2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3"/>
          <table:table-cell table:style-name="ce21"/>
          <table:table-cell table:number-columns-repeated="7"/>
        </table:table-row>
        <table:table-row table:style-name="ro1">
          <table:table-cell table:formula="of:=IF(ISERROR(VLOOKUP([.$C3];PinName_To_PkgPin;2;0));NoPkgPinText;VLOOKUP([.$C3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1"/>
        </table:table-row>
        <table:table-row table:style-name="ro1">
          <table:table-cell table:formula="of:=IF(ISERROR(VLOOKUP([.$C4];PinName_To_PkgPin;2;0));NoPkgPinText;VLOOKUP([.$C4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1"/>
        </table:table-row>
        <table:table-row table:style-name="ro1">
          <table:table-cell table:formula="of:=IF(ISERROR(VLOOKUP([.$C5];PinName_To_PkgPin;2;0));NoPkgPinText;VLOOKUP([.$C5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1"/>
        </table:table-row>
        <table:table-row table:style-name="ro1">
          <table:table-cell table:formula="of:=IF(ISERROR(VLOOKUP([.$C6];PinName_To_PkgPin;2;0));NoPkgPinText;VLOOKUP([.$C6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1"/>
        </table:table-row>
        <table:table-row table:style-name="ro1">
          <table:table-cell table:formula="of:=IF(ISERROR(VLOOKUP([.$C7];PinName_To_PkgPin;2;0));NoPkgPinText;VLOOKUP([.$C7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1"/>
        </table:table-row>
        <table:table-row table:style-name="ro1">
          <table:table-cell table:formula="of:=IF(ISERROR(VLOOKUP([.$C8];PinName_To_PkgPin;2;0));NoPkgPinText;VLOOKUP([.$C8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1"/>
        </table:table-row>
        <table:table-row table:style-name="ro1">
          <table:table-cell table:formula="of:=IF(ISERROR(VLOOKUP([.$C9];PinName_To_PkgPin;2;0));NoPkgPinText;VLOOKUP([.$C9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1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1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1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1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1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-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L3" calcext:value-type="string">
            <text:p>L3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PC4</text:p>
          </table:table-cell>
          <table:table-cell table:number-columns-repeated="11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-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-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11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11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11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-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-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-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-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-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11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1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D10" calcext:value-type="string">
            <text:p>D1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1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B6" calcext:value-type="string">
            <text:p>B6</text:p>
          </table:table-cell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1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1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1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1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1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1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6" calcext:value-type="string">
            <text:p>C6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A5" calcext:value-type="string">
            <text:p>A5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H9" calcext:value-type="string">
            <text:p>H9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J12" calcext:value-type="string">
            <text:p>J1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B5" calcext:value-type="string">
            <text:p>B5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C5" calcext:value-type="string">
            <text:p>C5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1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1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1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1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1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1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C3" calcext:value-type="string">
            <text:p>C3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1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1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1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1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1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A3" calcext:value-type="string">
            <text:p>A3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D4" calcext:value-type="string">
            <text:p>D4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1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1"/>
        </table:table-row>
        <table:table-row table:style-name="ro1">
          <table:table-cell table:formula="of:=IF(ISERROR(VLOOKUP([.$C106];PinName_To_PkgPin;2;0));NoPkgPinText;VLOOKUP([.$C106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1"/>
        </table:table-row>
        <table:table-row table:style-name="ro1">
          <table:table-cell table:formula="of:=IF(ISERROR(VLOOKUP([.$C107];PinName_To_PkgPin;2;0));NoPkgPinText;VLOOKUP([.$C107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1"/>
        </table:table-row>
        <table:table-row table:style-name="ro1">
          <table:table-cell table:formula="of:=IF(ISERROR(VLOOKUP([.$C108];PinName_To_PkgPin;2;0));NoPkgPinText;VLOOKUP([.$C108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1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428"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table table:name="FunctionPinMux" table:style-name="ta1">
        <table:table-column table:style-name="co12" table:default-cell-style-name="ce11"/>
        <table:table-column table:style-name="co18" table:number-columns-repeated="7" table:default-cell-style-name="ce12"/>
        <table:table-column table:style-name="co19" table:number-columns-repeated="6" table:default-cell-style-name="Default"/>
        <table:table-row table:style-name="ro1"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7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8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9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0</text:p>
          </table:table-cell>
          <table:table-cell office:value-type="string" calcext:value-type="string">
            <text:p>PB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1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B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B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B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B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calcext:conditional-formats>
          <calcext:conditional-format calcext:target-range-address="FunctionPinMux.A2:FunctionPinMux.A109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109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20" table:default-cell-style-name="ce15"/>
        <table:table-column table:style-name="co21" table:default-cell-style-name="ce2"/>
        <table:table-column table:style-name="co22" table:default-cell-style-name="ce21"/>
        <table:table-row table:style-name="ro1">
          <table:table-cell table:style-name="ce13" office:value-type="string" calcext:value-type="string">
            <text:p>NAME</text:p>
          </table:table-cell>
          <table:table-cell table:style-name="ce7" office:value-type="string" calcext:value-type="string">
            <text:p>PKGPIN</text:p>
          </table:table-cell>
          <table:table-cell table:style-name="ce13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6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1T12:56:26.288676015</meta:creation-date>
    <dc:date>2025-09-01T09:19:54.662823326</dc:date>
    <meta:editing-duration>P2DT7H52M34S</meta:editing-duration>
    <meta:editing-cycles>114</meta:editing-cycles>
    <meta:generator>LibreOffice/25.2.5.2$Linux_X86_64 LibreOffice_project/520$Build-2</meta:generator>
    <meta:document-statistic meta:table-count="6" meta:cell-count="1769" meta:object-count="0"/>
  </office:meta>
</office:document-meta>
</file>